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4412" calcext:value-type="float">
            <text:p>44.4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0232" calcext:value-type="float">
            <text:p>45.2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1012" calcext:value-type="float">
            <text:p>43.9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7568" calcext:value-type="float">
            <text:p>43.7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07" calcext:value-type="float">
            <text:p>43.7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8132" calcext:value-type="float">
            <text:p>43.7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6448" calcext:value-type="float">
            <text:p>43.7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429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8" meta:object-count="0"/>
    <meta:user-defined meta:name="AppVersion">3.0</meta:user-defined>
  </office:meta>
</office:document-meta>
</file>